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kuznia1 KNN 3 distanceAlgorithm PROBABILITY Algorithms MAGNETIC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 0.00 1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  <table:table-cell/>
        </table:table-row>
        <table:table-row table:style-name="ro1">
          <table:table-cell office:value-type="string">
            <text:p>kuznia1 KNN 3 distanceAlgorithm PROBABILITY Algorithms RSSI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2"/>
          <table:covered-table-cell table:style-name="ce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ab,13,ac,3,af,ag,ai,ap,</text:p>
          </table:table-cell>
          <table:table-cell office:value-type="string">
            <text:p>13,3,af,ag,ai,ap,</text:p>
          </table:table-cell>
          <table:table-cell office:value-type="string">
            <text:p>13,3,af,ag,ai,ap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2:38:34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